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92cm" fo:margin-left="0cm" fo:break-before="page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9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741cm"/>
    </style:style>
    <style:style style:name="P1" style:family="paragraph" style:parent-style-name="Table_20_Contents">
      <style:text-properties officeooo:rsid="0005b478" officeooo:paragraph-rsid="0005b478"/>
    </style:style>
    <style:style style:name="P2" style:family="paragraph" style:parent-style-name="Table_20_Contents">
      <style:text-properties officeooo:rsid="0005b478" officeooo:paragraph-rsid="00065d10"/>
    </style:style>
    <style:style style:name="P3" style:family="paragraph" style:parent-style-name="Table_20_Contents">
      <style:text-properties fo:color="#c9211e" loext:opacity="100%" officeooo:rsid="0005b478" officeooo:paragraph-rsid="0005b478"/>
    </style:style>
    <style:style style:name="P4" style:family="paragraph" style:parent-style-name="Table_20_Contents">
      <style:paragraph-properties fo:text-align="start" style:justify-single-word="false"/>
      <style:text-properties fo:color="#ff4000" loext:opacity="100%" officeooo:rsid="0005b478" officeooo:paragraph-rsid="0005b478"/>
    </style:style>
    <style:style style:name="P5" style:family="paragraph" style:parent-style-name="Table_20_Contents">
      <style:paragraph-properties fo:text-align="start" style:justify-single-word="false"/>
      <style:text-properties fo:color="#ff4000" loext:opacity="100%" officeooo:rsid="00065d10" officeooo:paragraph-rsid="00065d10"/>
    </style:style>
    <style:style style:name="P6" style:family="paragraph" style:parent-style-name="Table_20_Contents">
      <style:text-properties fo:color="#ff4000" loext:opacity="100%" officeooo:rsid="00065d10" officeooo:paragraph-rsid="00065d10"/>
    </style:style>
    <style:style style:name="P7" style:family="paragraph" style:parent-style-name="Table_20_Contents">
      <style:text-properties officeooo:rsid="00065d10" officeooo:paragraph-rsid="00065d10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65d10"/>
    </style:style>
    <style:style style:name="T3" style:family="text">
      <style:text-properties fo:color="#000000" loext:opacity="100%" officeooo:rsid="0008439f"/>
    </style:style>
    <style:style style:name="T4" style:family="text">
      <style:text-properties fo:color="#ff4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1748522789696">
          <table:table-cell table:style-name="Tabela1.A1" office:value-type="string">
            <text:p text:style-name="P3">Nome de Caso de uso</text:p>
          </table:table-cell>
          <table:table-cell table:style-name="Tabela1.B1" office:value-type="string">
            <text:p text:style-name="P3">Abertura de Conta</text:p>
          </table:table-cell>
        </table:table-row>
        <table:table-row table:style-name="TableLine1748522789696">
          <table:table-cell table:style-name="Tabela1.A2" office:value-type="string">
            <text:p text:style-name="P1">Ator principal</text:p>
          </table:table-cell>
          <table:table-cell table:style-name="Tabela1.B2" office:value-type="string">
            <text:p text:style-name="P1">Cliente</text:p>
          </table:table-cell>
        </table:table-row>
        <table:table-row table:style-name="TableLine1748522789696">
          <table:table-cell table:style-name="Tabela1.A2" office:value-type="string">
            <text:p text:style-name="P2">Ator secundário</text:p>
          </table:table-cell>
          <table:table-cell table:style-name="Tabela1.B2" office:value-type="string">
            <text:p text:style-name="P7">Funcionário </text:p>
          </table:table-cell>
        </table:table-row>
        <table:table-row table:style-name="TableLine1748522789696">
          <table:table-cell table:style-name="Tabela1.A2" office:value-type="string">
            <text:p text:style-name="P7">Resumo</text:p>
          </table:table-cell>
          <table:table-cell table:style-name="Tabela1.B2" office:value-type="string">
            <text:p text:style-name="P1">Este caso de uso descreve as etapas percorridas por um cliente para abrir uma conta</text:p>
          </table:table-cell>
        </table:table-row>
        <table:table-row table:style-name="TableLine1748522789696">
          <table:table-cell table:style-name="Tabela1.A2" office:value-type="string">
            <text:p text:style-name="P7"><text:s/>Pré – contratação </text:p>
          </table:table-cell>
          <table:table-cell table:style-name="Tabela1.B2" office:value-type="string">
            <text:p text:style-name="P1">O pedido de abertura precisa ser aprovo</text:p>
          </table:table-cell>
        </table:table-row>
        <table:table-row table:style-name="TableLine1748522789696">
          <table:table-cell table:style-name="Tabela1.A2" office:value-type="string">
            <text:p text:style-name="P7"><text:s/>Pós – condição</text:p>
          </table:table-cell>
          <table:table-cell table:style-name="Tabela1.B2" office:value-type="string">
            <text:p text:style-name="P1">É necessário realizar um depósito inicial</text:p>
          </table:table-cell>
        </table:table-row>
        <table:table-row table:style-name="TableLine1748522789696">
          <table:table-cell table:style-name="Tabela1.A2" office:value-type="string">
            <text:p text:style-name="P7"><text:s/>Ações do ator</text:p>
          </table:table-cell>
          <table:table-cell table:style-name="Tabela1.B2" office:value-type="string">
            <text:p text:style-name="P1"><text:s/>Ações do sistema</text:p>
          </table:table-cell>
        </table:table-row>
        <table:table-row table:style-name="TableLine1748522789696">
          <table:table-cell table:style-name="Tabela1.A2" office:value-type="string">
            <text:p text:style-name="P7"><text:span text:style-name="T4">1</text:span><text:span text:style-name="T1"> Solicitar aberturas de conta </text:span></text:p>
          </table:table-cell>
          <table:table-cell table:style-name="Tabela1.B2" office:value-type="string">
            <text:p text:style-name="Table_20_Contents"/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2<text:span text:style-name="T1"> Consultar o cliente por CPF</text:span></text:p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3<text:span text:style-name="T1"> Se for necessário gravar ou atualizar o cadastro <text:s/>do cliente. </text:span><text:span text:style-name="T3">Se o cliente</text:span><text:span text:style-name="T1"> não possuir outras contas deve ser registrado como inativo </text:span></text:p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4<text:span text:style-name="T1"> Avaliar o pedido do cliente </text:span></text:p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5<text:span text:style-name="T1"> Aprovar o pedido </text:span></text:p>
          </table:table-cell>
        </table:table-row>
        <table:table-row table:style-name="Tabela1.9">
          <table:table-cell table:style-name="Tabela1.A2" office:value-type="string">
            <text:p text:style-name="P6">6<text:span text:style-name="T1"> Escolher senha da conta </text:span></text:p>
          </table:table-cell>
          <table:table-cell table:style-name="Tabela1.B2" office:value-type="string">
            <text:p text:style-name="P4"/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7<text:span text:style-name="T1"> </text:span><text:span text:style-name="T2">Abrir conta </text:span></text:p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5">8<text:span text:style-name="T1"> Definir cliente como ativo </text:span></text:p>
          </table:table-cell>
        </table:table-row>
        <table:table-row table:style-name="Tabela1.9">
          <table:table-cell table:style-name="Tabela1.A2" office:value-type="string">
            <text:p text:style-name="P7">Fornecer valor a ser depositado</text:p>
          </table:table-cell>
          <table:table-cell table:style-name="Tabela1.B2" office:value-type="string">
            <text:p text:style-name="P4"/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5">10<text:span text:style-name="T1"> Registrar deposito</text:span></text:p>
          </table:table-cell>
        </table:table-row>
        <table:table-row table:style-name="Tabela1.9">
          <table:table-cell table:style-name="Tabela1.A2" office:value-type="string">
            <text:p text:style-name="P7">Restrições e validações </text:p>
          </table:table-cell>
          <table:table-cell table:style-name="Tabela1.B2" office:value-type="string">
            <text:p text:style-name="P5">11<text:span text:style-name="T1"> Emitir cartão de conta para abrir uma conta-corrente é preciso ser maior de idade</text:span></text:p>
          </table:table-cell>
        </table:table-row>
        <table:table-row table:style-name="Tabela1.9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5">12 <text:span text:style-name="T1">O valor mínimo de depósito é de R$5,0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10:10:00.959000000</meta:creation-date>
    <dc:date>2023-08-30T11:00:16.990000000</dc:date>
    <meta:editing-duration>PT7M14S</meta:editing-duration>
    <meta:editing-cycles>1</meta:editing-cycles>
    <meta:generator>LibreOffice/7.2.3.2$Windows_X86_64 LibreOffice_project/d166454616c1632304285822f9c83ce2e660fd92</meta:generator>
    <meta:document-statistic meta:table-count="1" meta:image-count="0" meta:object-count="0" meta:page-count="1" meta:paragraph-count="27" meta:word-count="145" meta:character-count="833" meta:non-whitespace-character-count="698"/>
  </office:meta>
</office:document-meta>
</file>